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8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9" style:family="paragraph" style:parent-style-name="Heading_20_4"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1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13" style:family="paragraph" style:parent-style-name="Standard" style:list-style-name="L5">
      <style:text-properties style:font-name="Liberation Serif" fo:font-size="12pt" style:font-size-asian="12pt" style:font-size-complex="12pt"/>
    </style:style>
    <style:style style:name="P14" style:family="paragraph" style:parent-style-name="Standard" style:list-style-name="L6">
      <style:text-properties style:font-name="Liberation Serif" fo:font-size="12pt" style:font-size-asian="12pt" style:font-size-complex="12pt"/>
    </style:style>
    <style:style style:name="P15" style:family="paragraph" style:parent-style-name="Standard" style:list-style-name="L7">
      <style:text-properties style:font-name="Liberation Serif" fo:font-size="12pt" style:font-size-asian="12pt" style:font-size-complex="12pt"/>
    </style:style>
    <style:style style:name="P16" style:family="paragraph" style:parent-style-name="Standard" style:list-style-name="L8">
      <style:text-properties style:font-name="Liberation Serif" fo:font-size="12pt" style:font-size-asian="12pt" style:font-size-complex="12pt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2">
      <style:text-properties style:font-name="Liberation Serif" fo:font-size="14pt" style:font-size-asian="14pt" style:font-size-complex="14pt"/>
    </style:style>
    <style:style style:name="P19" style:family="paragraph" style:parent-style-name="Heading_20_2">
      <style:text-properties style:font-name="Liberation Serif" fo:font-size="12pt" style:font-size-asian="12pt" style:font-size-complex="12pt"/>
    </style:style>
    <style:style style:name="P20" style:family="paragraph" style:parent-style-name="Heading_20_2">
      <style:paragraph-properties fo:break-before="page"/>
      <style:text-properties style:font-name="Liberation Serif" fo:font-size="14pt" style:font-size-asian="14pt" style:font-size-complex="14pt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rdre du jour réunion interne 4 – 27/11/2013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Table_20_Contents">Yann Battista</text:p>
          </table:table-cell>
          <table:table-cell table:style-name="Auteurs.B6" office:value-type="string">
            <text:p text:style-name="Table_20_Contents">Michael Plong</text:p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25/11/2013</text:p>
          </table:table-cell>
          <table:table-cell table:style-name="Auteurs.B7" office:value-type="string">
            <text:p text:style-name="Table_20_Contents">Approuvé le :26/11/2013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Table_20_Contents">Yann Battista</text:p>
          </table:table-cell>
          <table:table-cell table:style-name="historique.C2" office:value-type="string">
            <text:p text:style-name="Table_20_Contents">25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</table:table>
      <text:p text:style-name="Standard"/>
      <text:h text:style-name="P20" text:outline-level="2">Ordre du jour</text:h>
      <text:list xml:id="list34469860" text:style-name="L1">
        <text:list-item>
          <text:p text:style-name="P10">Présentation de l'analyse fonctionnelle.</text:p>
        </text:list-item>
        <text:list-item>
          <text:p text:style-name="P10">Présentation du livrable actuel.</text:p>
        </text:list-item>
      </text:list>
      <text:p text:style-name="P6"/>
      <text:h text:style-name="P18" text:outline-level="2">Évolution du projet</text:h>
      <text:h text:style-name="P9" text:outline-level="4">1) Spécification :</text:h>
      <text:list xml:id="list34466420" text:style-name="L2">
        <text:list-item>
          <text:p text:style-name="P11">Cas d'utilisation étudié :</text:p>
          <text:list>
            <text:list-item>
              <text:p text:style-name="P7">Implémentation du réseau.</text:p>
            </text:list-item>
            <text:list-item>
              <text:p text:style-name="P7">Finalisation des collisions.</text:p>
            </text:list-item>
          </text:list>
        </text:list-item>
      </text:list>
      <text:h text:style-name="P9" text:outline-level="4">2) Dossier d'analyse des risques.</text:h>
      <text:list xml:id="list34485037" text:style-name="L3">
        <text:list-item>
          <text:p text:style-name="P8">Mise à jour effectué.</text:p>
        </text:list-item>
      </text:list>
      <text:h text:style-name="P9" text:outline-level="4">3) Analyse fonctionnelle :</text:h>
      <text:list xml:id="list34483383" text:style-name="L4">
        <text:list-item>
          <text:p text:style-name="P12">Élaboration du diagramme de cas d'utilisation.</text:p>
        </text:list-item>
      </text:list>
      <text:list xml:id="list34465318" text:style-name="L5">
        <text:list-item>
          <text:p text:style-name="P13">Élaboration du diagramme de séquence.</text:p>
        </text:list-item>
        <text:list-item>
          <text:p text:style-name="P13">Élaboration du diagrammes de classes.</text:p>
        </text:list-item>
      </text:list>
      <text:h text:style-name="P9" text:outline-level="4">4) Réalisation</text:h>
      <text:list xml:id="list34481189" text:style-name="L6">
        <text:list-item>
          <text:p text:style-name="P14">Élaboration d'une démonstration livrable.</text:p>
        </text:list-item>
      </text:list>
      <text:h text:style-name="P19" text:outline-level="2"/>
      <text:h text:style-name="P18" text:outline-level="2">Prévision itération 5</text:h>
      <text:p text:style-name="P6">Changement prévu par rapport à l'itération 4 :</text:p>
      <text:list xml:id="list34493941" text:style-name="L7">
        <text:list-item>
          <text:p text:style-name="P15">Analyse fonctionnelle : durée conservé.</text:p>
        </text:list-item>
        <text:list-item>
          <text:p text:style-name="P15">Élaboration de Prototype : durée raccourcie.</text:p>
        </text:list-item>
      </text:list>
      <text:h text:style-name="P19" text:outline-level="2"/>
      <text:h text:style-name="P18" text:outline-level="2">Problèmes à résoudre</text:h>
      <text:list xml:id="list34487561" text:style-name="L8">
        <text:list-item>
          <text:p text:style-name="P16">Problèmes au niveau du réseau</text:p>
        </text:list-item>
        <text:list-item>
          <text:p text:style-name="P16">Problèmes au niveau du menu : instanciation d'objets impossible.</text:p>
        </text:list-item>
      </text:list>
      <text:h text:style-name="P18" text:outline-level="2">Questions divers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26T14:36:17.40</dc:date>
    <meta:editing-duration>PT21M39S</meta:editing-duration>
    <meta:editing-cycles>24</meta:editing-cycles>
    <meta:generator>LibreOffice/3.5$Windows_x86 LibreOffice_project/e0fbe70-5879838-a0745b0-0cd1158-638b327</meta:generator>
    <meta:document-statistic meta:table-count="4" meta:image-count="0" meta:object-count="0" meta:page-count="2" meta:paragraph-count="58" meta:word-count="185" meta:character-count="1182" meta:non-whitespace-character-count="1069"/>
  </office:meta>
</office:document-meta>
</file>